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4891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86dac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1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4</text:span></text:p>
      <text:p text:style-name="P19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0"/>
      <text:p text:style-name="P18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Можливості Firebase. Використання тем та анімації.</text:span></text:p>
      <text:p text:style-name="P16"><text:span text:style-name="T10">Мета.</text:span><text:span text:style-name="T7"> Ознайомлення з безсерверними технологіями Firebase. Налаштування анімації та</text:span></text:p>
      <text:p text:style-name="P23">теми додатків.</text:p>
      <text:p text:style-name="P14">Завдання. <text:span text:style-name="T23">Створення додатку, що використовує сервіс Firebase.</text:span></text:p>
      <text:p text:style-name="P15">Додаток з функцією обміну повідомленнями, на зразок форуму(спільного чату).</text:p>
      <text:p text:style-name="P15">Повідомлення зберігаються у хмарному сховищі, розділені по папках (folders), користувач</text:p>
      <text:p text:style-name="P15">вказує своє ім’я та може переглядати/надсилати повідомлення до різних папок.</text:p>
      <text:p text:style-name="P15">Удосконалити приклад, додати функції:</text:p>
      <text:list xml:id="list1853131771" text:style-name="L1">
        <text:list-item>
          <text:p text:style-name="P24">зміна імені користувача</text:p>
        </text:list-item>
        <text:list-item>
          <text:p text:style-name="P24">вводити назву нової папки при додаванні</text:p>
        </text:list-item>
        <text:list-item>
          <text:p text:style-name="P24">вивести додаткові дані в список папок (дата створення, користувач)</text:p>
        </text:list-item>
        <text:list-item>
          <text:p text:style-name="P25"><text:span text:style-name="Strong_20_Emphasis"><text:span text:style-name="T19">✅</text:span></text:span>сортувати повідомлення за датою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3/lib/main.dart" text:style-name="Internet_20_link" text:visited-style-name="Visited_20_Internet_20_Link"><text:span text:style-name="T17">ithub</text:span></text:a><text:span text:style-name="T17"> </text:span><text:span text:style-name="T20">TODO</text:span></text:p>
      <text:p text:style-name="P21"><text:span text:style-name="T21">Результати виконання програми. </text:span><text:a xlink:type="simple" xlink:href="https://www.youtube.com/watch?v=mzu21I3r05E" text:style-name="Internet_20_link" text:visited-style-name="Visited_20_Internet_20_Link">youtube</text:a> <text:span text:style-name="T2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8T18:50:08.109143215</dc:date>
    <meta:editing-duration>PT2H4M4S</meta:editing-duration>
    <meta:editing-cycles>117</meta:editing-cycles>
    <meta:generator>LibreOffice/7.2.6.2$Linux_X86_64 LibreOffice_project/20$Build-2</meta:generator>
    <meta:document-statistic meta:table-count="0" meta:image-count="0" meta:object-count="1" meta:page-count="2" meta:paragraph-count="28" meta:word-count="135" meta:character-count="1047" meta:non-whitespace-character-count="937"/>
  </office:meta>
</office:document-meta>
</file>